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officeooo:rsid="0008b7a3" officeooo:paragraph-rsid="0008b7a3"/>
    </style:style>
    <style:style style:name="P2" style:family="paragraph" style:parent-style-name="Standard">
      <style:text-properties officeooo:rsid="0008b7a3" officeooo:paragraph-rsid="000a4539"/>
    </style:style>
    <style:style style:name="P3" style:family="paragraph" style:parent-style-name="Standard">
      <style:text-properties officeooo:rsid="000a4539" officeooo:paragraph-rsid="000a4539"/>
    </style:style>
    <style:style style:name="T1" style:family="text">
      <style:text-properties officeooo:rsid="0008b7a3"/>
    </style:style>
    <style:style style:name="T2" style:family="text">
      <style:text-properties officeooo:rsid="000a453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b7a3" style:font-weight-asian="bold" style:font-weight-complex="bold"/>
    </style:style>
    <style:style style:name="T5" style:family="text">
      <style:text-properties officeooo:rsid="000acb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D_COTACAO, <text:span text:style-name="T2">COD_CLIENTE, COD_FILIAL, TIPO_COTACAO </text:span>, COD_ITEM, DESC_ITEM, UNIDADE_MEDIA_ITEM, VALOR_UNITARIO_ITEM, COD_<text:span text:style-name="T2">NOTA</text:span>, <text:span text:style-name="T2">COD_CLIENTE, COD_FILIAL, </text:span>END_CLIENTE, TEL_CLIENTE, CPF_CLIENTE, END_FILIAL, COD_FUNC, NOME_FUNC, TIPO_FUNC</text:p>
      <text:p text:style-name="P1"/>
      <text:p text:style-name="P1">COTACAO(<text:span text:style-name="T3">COD_COTACAO</text:span>, <text:span text:style-name="T2">#COD_CLIENTE, #COD_FILIAL, TIPO_COTACAO, #COD_FUNC)</text:span></text:p>
      <text:p text:style-name="P1"/>
      <text:p text:style-name="P1">ITEM_COTACAO(<text:span text:style-name="T3">COD_COTACAO, COD_ITEM</text:span>)</text:p>
      <text:p text:style-name="P1"/>
      <text:p text:style-name="P1">ITEM(<text:span text:style-name="T3">COD_ITEM</text:span>, DESC_ITEM, UNIDADE_MEDIA_ITEM, VALOR_UNITARIO_ITEM<text:span text:style-name="T2">)</text:span></text:p>
      <text:p text:style-name="P1"/>
      <text:p text:style-name="P3">ITEM_NOTA( <text:span text:style-name="T4">COD_</text:span><text:span text:style-name="T3">NOTA</text:span><text:span text:style-name="T4">, COD_ITEM</text:span>)</text:p>
      <text:p text:style-name="P3"/>
      <text:p text:style-name="P1">NOTA(<text:span text:style-name="T3">COD_NOTA</text:span>, <text:span text:style-name="T5">#COD_CLIENTE, #COD_FILIAL)</text:span></text:p>
      <text:p text:style-name="P1"/>
      <text:p text:style-name="P1">CLIENTE(<text:span text:style-name="T3">COD_CLIENTE</text:span>, END_CLIENTE, TEL_CLIENTE, CPF_CLIENTE<text:span text:style-name="T2">)</text:span></text:p>
      <text:p text:style-name="P1"/>
      <text:p text:style-name="P1">FILIAL(<text:span text:style-name="T3">COD_FILIAL</text:span>, END_FILIAL<text:span text:style-name="T2">)</text:span></text:p>
      <text:p text:style-name="P1"/>
      <text:p text:style-name="P1">FUNCIONARIO(<text:span text:style-name="T3">COD_FUNC</text:span>, NOME_FUNC, TIPO_FUNC<text:span text:style-name="T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Beber</meta:initial-creator>
    <meta:creation-date>2015-04-13T21:24:24.957455679</meta:creation-date>
    <dc:date>2015-04-13T21:56:35.836392405</dc:date>
    <dc:creator>Jonathan Beber</dc:creator>
    <meta:editing-duration>PT16M59S</meta:editing-duration>
    <meta:editing-cycles>2</meta:editing-cycles>
    <meta:generator>LibreOffice/4.3.5.2.0$Linux_X86_64 LibreOffice_project/430$Build-2</meta:generator>
    <meta:document-statistic meta:table-count="0" meta:image-count="0" meta:object-count="0" meta:page-count="1" meta:paragraph-count="9" meta:word-count="45" meta:character-count="607" meta:non-whitespace-character-count="571"/>
  </office:meta>
</office:document-meta>
</file>